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Text_20_body" style:list-style-name="Numbering_20_1">
      <style:text-properties officeooo:rsid="00087538" officeooo:paragraph-rsid="00087538"/>
    </style:style>
    <style:style style:name="P2" style:family="paragraph" style:parent-style-name="Text_20_body" style:list-style-name="Numbering_20_2">
      <style:text-properties officeooo:rsid="00087538" officeooo:paragraph-rsid="00087538"/>
    </style:style>
    <style:style style:name="P3" style:family="paragraph" style:parent-style-name="Text_20_body" style:list-style-name="Numbering_20_2">
      <style:text-properties officeooo:rsid="000c5540" officeooo:paragraph-rsid="000c5540"/>
    </style:style>
    <style:style style:name="P4" style:family="paragraph" style:parent-style-name="Heading_20_1">
      <style:text-properties officeooo:rsid="00074f71" officeooo:paragraph-rsid="00074f71"/>
    </style:style>
    <style:style style:name="P5" style:family="paragraph" style:parent-style-name="Heading_20_2">
      <style:text-properties officeooo:paragraph-rsid="00074f71"/>
    </style:style>
    <style:style style:name="P6" style:family="paragraph" style:parent-style-name="Heading_20_6">
      <style:text-properties officeooo:paragraph-rsid="000b7c54"/>
    </style:style>
    <style:style style:name="T1" style:family="text">
      <style:text-properties officeooo:rsid="00074f71"/>
    </style:style>
    <style:style style:name="T2" style:family="text">
      <style:text-properties officeooo:rsid="00087538"/>
    </style:style>
    <style:style style:name="T3" style:family="text">
      <style:text-properties officeooo:rsid="000b7c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Heading1 ( NUMBER_NONE )</text:h>
      <text:h text:style-name="P5" text:outline-level="2">Heading2 <text:span text:style-name="T1">( CIRCLE_NUMBER )</text:span></text:h>
      <text:h text:style-name="Heading_20_3" text:outline-level="3">Heading 3 ( GREEK_UPPER_LETTER )</text:h>
      <text:h text:style-name="Heading_20_4" text:outline-level="4">Heading 4 ( GREEK_LOWER_LETTER )</text:h>
      <text:h text:style-name="Heading_20_5" text:outline-level="5"><text:span text:style-name="T2">Heading 5 ( </text:span>CHARS_<text:span text:style-name="T3">ARABIC</text:span> <text:span text:style-name="T2">)</text:span></text:h>
      <text:h text:style-name="P6" text:outline-level="6"><text:span text:style-name="T2">Heading 6 ( CHARS_PERSIAN</text:span> <text:span text:style-name="T2">)</text:span></text:h>
      <text:h text:style-name="Heading_20_7" text:outline-level="7"><text:span text:style-name="T2">Heading 7( CHARS_THAI</text:span> <text:span text:style-name="T2">)</text:span></text:h>
      <text:p text:style-name="Text_20_body"/>
      <text:list xml:id="list4293406303093075277" text:style-name="Numbering_20_1">
        <text:list-item>
          <text:p text:style-name="P1">Cyrillic Bulgarian</text:p>
          <text:list>
            <text:list-item>
              <text:p text:style-name="P1">Cyrillic Bulgarian</text:p>
              <text:list>
                <text:list-item>
                  <text:p text:style-name="P1">Cyrillic Bulgarian</text:p>
                  <text:list>
                    <text:list-item>
                      <text:p text:style-name="P1">Cyrillic Bulgarian</text:p>
                      <text:list>
                        <text:list-item>
                          <text:p text:style-name="P1">Cyrillic Russian</text:p>
                          <text:list>
                            <text:list-item>
                              <text:p text:style-name="P1">Cyrillic Russian</text:p>
                              <text:list>
                                <text:list-item>
                                  <text:p text:style-name="P1">Cyrillic Russian</text:p>
                                  <text:list>
                                    <text:list-item>
                                      <text:p text:style-name="P1">Cyrillic Russi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96683598018349285" text:style-name="Numbering_20_2">
        <text:list-item>
          <text:p text:style-name="P2">Cyrillic Serbian</text:p>
          <text:list>
            <text:list-item>
              <text:p text:style-name="P2">Cyrillic Serbian</text:p>
              <text:list>
                <text:list-item>
                  <text:p text:style-name="P2">Cyrillic Serbian</text:p>
                  <text:list>
                    <text:list-item>
                      <text:p text:style-name="P2">Cyrillic Serbian</text:p>
                      <text:list>
                        <text:list-item>
                          <text:p text:style-name="P3"><text:span text:style-name="T2">HANGUL_CIRCLED_JAMO_KO</text:span></text:p>
                          <text:list>
                            <text:list-item>
                              <text:p text:style-name="P3">HANGUL_CIRCLED_SYLLABLE_KO</text:p>
                              <text:list>
                                <text:list-item>
                                  <text:p text:style-name="P2">Native Numbering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0.5pt" style:font-name-asian="微软雅黑" style:font-family-asian="微软雅黑" style:font-family-generic-asian="system" style:font-pitch-asian="variable" style:font-size-asian="10.5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.5pt" fo:font-style="italic" style:font-size-asian="10.5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42cm" loext:contextual-spacing="false" fo:text-align="start" style:justify-single-word="false"/>
      <style:text-properties fo:font-size="12pt" style:font-size-asian="12pt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①, ②, ③, ...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Α, Β, ... (gr)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α, β, ... (gr)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أ, ب, ت, ...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آ, ب, پ, ...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ก, ข, ค, ...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А, Б, .., Аа, Аб, ... (bg)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А, Б, .., Аа, Бб, ... (bg)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А, Б, .., Аа, Бб, ... (bg)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а, б, .., аа, бб, ... (bg)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А, Б, .., Аа, Аб, ... (ru)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а, б, .., аа, аб, ... (ru)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bullet text:level="9" text:style-name="Bullet_20_Symbols" text:bullet-char="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number text:level="10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А, Б, .., Аа, Аб, ... (sr)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а, б, .., аа, аб, ... (sr)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А, Б, .., Аа, Бб, ... (sr)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а, б, .., аа, бб, ... (sr)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㉠, ㉡, ㉢, ...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㉮, ㉯, ㉰, ...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Native Numbering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2T12:13:35.701000000</meta:creation-date>
    <dc:date>2016-01-24T21:38:10.094946155</dc:date>
    <meta:editing-duration>PT54M55S</meta:editing-duration>
    <meta:editing-cycles>9</meta:editing-cycles>
    <meta:generator>LibreOfficeDev/5.2.0.0.alpha0$Linux_X86_64 LibreOffice_project/dfd1f5524d8b0152ed83298375d2e599a7cc786f</meta:generator>
    <meta:document-statistic meta:table-count="0" meta:image-count="0" meta:object-count="0" meta:page-count="1" meta:paragraph-count="22" meta:word-count="81" meta:character-count="483" meta:non-whitespace-character-count="445"/>
  </office:meta>
</office:document-meta>
</file>